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e24d4" officeooo:paragraph-rsid="001e24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1e24d4" officeooo:paragraph-rsid="001e24d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e24d4" officeooo:paragraph-rsid="001e24d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f64c7" officeooo:paragraph-rsid="001f64c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24d4" officeooo:paragraph-rsid="001e24d4" style:font-size-asian="14pt" style:font-weight-asian="bold" style:font-size-complex="14pt" style:font-weight-complex="bold"/>
    </style:style>
    <style:style style:name="T1" style:family="text">
      <style:text-properties officeooo:rsid="001f91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 NACIONAL DE GENERAL SAN MARTÍN</text:p>
      <text:p text:style-name="P2">COMISIÓN NACIONAL DE ENERGÍA ATÓMICA</text:p>
      <text:p text:style-name="P2">INSTITUTO DE TECNOLOGÍA</text:p>
      <text:p text:style-name="P2">“Prof. Jorge A. Sabato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iseño y caracterización de esponjas ps<text:span text:style-name="T1">e</text:span>udoelásticas</text:p>
      <text:p text:style-name="P1"/>
      <text:p text:style-name="P1"/>
      <text:p text:style-name="P1"/>
      <text:p text:style-name="P1"/>
      <text:p text:style-name="P3">por Lucía Helena Pra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rector del Trabajo</text:p>
      <text:p text:style-name="P2"/>
      <text:p text:style-name="P2">Dra. Graciela Bertolino</text:p>
      <text:p text:style-name="P2"/>
      <text:p text:style-name="P2"/>
      <text:p text:style-name="P2">Codirector del Trabajo: Dr. Pierre Arneodo Larochette</text:p>
      <text:p text:style-name="P2">Tutor del Trabajo: Dr. Alfredo Hazarabedian</text:p>
      <text:p text:style-name="P2"/>
      <text:p text:style-name="P2"/>
      <text:p text:style-name="P2"/>
      <text:p text:style-name="P2"/>
      <text:p text:style-name="P2"/>
      <text:p text:style-name="P2"/>
      <text:p text:style-name="P1">Trabajo de Seminario para optar al título de Ingeniero en Materiales</text:p>
      <text:p text:style-name="P1"/>
      <text:p text:style-name="P1"/>
      <text:p text:style-name="P2">República Argentina</text:p>
      <text:p text:style-name="P2"/>
      <text:p text:style-name="P5">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20:39:20.425554741</meta:creation-date>
    <dc:date>2017-07-06T12:33:51.670693122</dc:date>
    <meta:editing-duration>PT2H14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61" meta:character-count="428" meta:non-whitespace-character-count="380"/>
  </office:meta>
</office:document-meta>
</file>